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db25a"/>
    </style:style>
    <style:style style:name="P2" style:family="paragraph" style:parent-style-name="Standard" style:list-style-name="L1">
      <style:text-properties officeooo:paragraph-rsid="000db25a"/>
    </style:style>
    <style:style style:name="T1" style:family="text">
      <style:text-properties officeooo:rsid="000db25a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adio Panik 105,4 FM</text:span></text:p>
      <text:p text:style-name="P1"><text:span text:style-name="T1"/></text:p>
      <text:p text:style-name="P1"><text:span text:style-name="T1">écoute en streaming, podcasts, actualité des émissions : </text:span><text:a xlink:type="simple" xlink:href="http://www.radiopanik.org/"><text:span text:style-name="T1">www.radiopanik.org</text:span></text:a></text:p>
      <text:p text:style-name="P1"><text:span text:style-name="T1"/></text:p>
      <text:p text:style-name="P1"><text:span text:style-name="T1">rue Saint-Josse 49</text:span></text:p>
      <text:p text:style-name="P1"><text:span text:style-name="T1">1210 Bruxelles</text:span></text:p>
      <text:p text:style-name="P1"><text:span text:style-name="T1"/></text:p>
      <text:p text:style-name="P1"><text:span text:style-name="T1">Tel. +32 (0)2 732 14 45</text:span></text:p>
      <text:p text:style-name="P1"><text:span text:style-name="T1">Tel. Studio <text:s/>+32 (0)2 732 04 50</text:span></text:p>
      <text:p text:style-name="P1"><text:span text:style-name="T1"/></text:p>
      <text:p text:style-name="P1"><text:span text:style-name="T1">Contact : </text:span><text:a xlink:type="simple" xlink:href="mailto:info@radiopanik.org"><text:span text:style-name="T1">info@radiopanik.org</text:span></text:a></text:p>
      <text:p text:style-name="P1"><text:span text:style-name="T1">Programmation : </text:span><text:a xlink:type="simple" xlink:href="mailto:cp@radiopanik.org"><text:span text:style-name="T1">cp@radiopanik.org</text:span></text:a></text:p>
      <text:p text:style-name="P1"><text:span text:style-name="T1"/></text:p>
      <text:p text:style-name="P1"><text:span text:style-name="T1">Avec le soutien de la Fédération Wallonie-Bruxelles</text:span></text:p>
      <text:p text:style-name="P1"><text:span text:style-name="T1"/></text:p>
      <text:p text:style-name="P1"><text:span text:style-name="T1"/></text:p>
      <text:list xml:id="list1890106129" text:style-name="L1">
        <text:list-item>
          <text:p text:style-name="P2"><text:span text:style-name="T1">Créations radiophoniques, sonores et documentaires</text:span></text:p>
        </text:list-item>
        <text:list-item>
          <text:p text:style-name="P2"><text:span text:style-name="T1">Jardin Publik : agenda culturel et musique</text:span></text:p>
        </text:list-item>
        <text:list-item>
          <text:p text:style-name="P2"><text:span text:style-name="T1">L'info sur Panik : caisse de résonance de Bruxelles, voix et réflexions</text:span></text:p>
        </text:list-item>
        <text:list-item>
          <text:p text:style-name="P2"><text:span text:style-name="T1">Les mix et magazines musicaux</text:span></text:p>
        </text:list-item>
        <text:list-item>
          <text:p text:style-name="P2"><text:span text:style-name="T1">Le matin : des émissions d'info, conférences, documentaires</text:span></text:p>
        </text:list-item>
        <text:list-item>
          <text:p text:style-name="P2"><text:span text:style-name="T1">Les émissions communautaires</text:span></text:p>
        </text:list-item>
        <text:list-item>
          <text:p text:style-name="P2"><text:span text:style-name="T1">La musique en continu</text:span></text:p>
        </text:list-item>
      </text:list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ierre Jaeger</meta:initial-creator>
    <meta:creation-date>2011-10-19T16:57:50</meta:creation-date>
    <meta:document-statistic meta:table-count="0" meta:image-count="0" meta:object-count="0" meta:page-count="1" meta:paragraph-count="16" meta:word-count="88" meta:character-count="594"/>
    <dc:date>2011-10-19T17:21:18</dc:date>
    <dc:creator>Pierre Jaeger</dc:creator>
    <meta:editing-duration>PT00H08M17S</meta:editing-duration>
    <meta:editing-cycles>1</meta:editing-cycles>
    <meta:generator>OpenOffice.org/3.2$Unix OpenOffice.org_project/320m19$Build-9505</meta:generator>
  </office:meta>
</office:document-meta>
</file>